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2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1.12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</table:table-row>
        <table:table-row table:style-name="ro1">
          <table:table-cell/>
          <table:table-cell office:value-type="float" office:value="114.4" calcext:value-type="float">
            <text:p>114.4</text:p>
          </table:table-cell>
          <table:table-cell office:value-type="float" office:value="114.466666666667" calcext:value-type="float">
            <text:p>114.466666666667</text:p>
          </table:table-cell>
          <table:table-cell office:value-type="float" office:value="101.466666666667" calcext:value-type="float">
            <text:p>101.466666666667</text:p>
          </table:table-cell>
          <table:table-cell office:value-type="float" office:value="119.46" calcext:value-type="float">
            <text:p>119.46</text:p>
          </table:table-cell>
          <table:table-cell office:value-type="float" office:value="4.15239999999999" calcext:value-type="float">
            <text:p>4.15239999999999</text:p>
          </table:table-cell>
          <table:table-cell office:value-type="float" office:value="2.03774385043852" calcext:value-type="float">
            <text:p>2.03774385043852</text:p>
          </table:table-cell>
          <table:table-cell office:value-type="float" office:value="119.453333333333" calcext:value-type="float">
            <text:p>119.453333333333</text:p>
          </table:table-cell>
          <table:table-cell office:value-type="float" office:value="4.0416" calcext:value-type="float">
            <text:p>4.0416</text:p>
          </table:table-cell>
          <table:table-cell office:value-type="float" office:value="2.01037309970065" calcext:value-type="float">
            <text:p>2.01037309970065</text:p>
          </table:table-cell>
          <table:table-cell office:value-type="float" office:value="119.753333333333" calcext:value-type="float">
            <text:p>119.753333333333</text:p>
          </table:table-cell>
          <table:table-cell office:value-type="float" office:value="52.7769333333334" calcext:value-type="float">
            <text:p>52.7769333333334</text:p>
          </table:table-cell>
          <table:table-cell office:value-type="float" office:value="7.26477345368273" calcext:value-type="float">
            <text:p>7.26477345368273</text:p>
          </table:table-cell>
        </table:table-row>
        <table:table-row table:style-name="ro1">
          <table:table-cell/>
          <table:table-cell table:number-columns-repeated="2" office:value-type="float" office:value="118.133333333333" calcext:value-type="float">
            <text:p>118.133333333333</text:p>
          </table:table-cell>
          <table:table-cell office:value-type="float" office:value="133.266666666667" calcext:value-type="float">
            <text:p>133.26666666666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117.933333333333" calcext:value-type="float">
            <text:p>117.933333333333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19.8" calcext:value-type="float">
            <text:p>119.8</text:p>
          </table:table-cell>
          <table:table-cell office:value-type="float" office:value="120.666666666667" calcext:value-type="float">
            <text:p>120.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21.933333333333" calcext:value-type="float">
            <text:p>121.933333333333</text:p>
          </table:table-cell>
          <table:table-cell office:value-type="float" office:value="121.4" calcext:value-type="float">
            <text:p>12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0.466666666667" calcext:value-type="float">
            <text:p>120.466666666667</text:p>
          </table:table-cell>
          <table:table-cell office:value-type="float" office:value="120.533333333333" calcext:value-type="float">
            <text:p>120.533333333333</text:p>
          </table:table-cell>
          <table:table-cell office:value-type="float" office:value="120.866666666667" calcext:value-type="float">
            <text:p>120.866666666667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20.266666666667" calcext:value-type="float">
            <text:p>120.266666666667</text:p>
          </table:table-cell>
          <table:table-cell office:value-type="float" office:value="119.866666666667" calcext:value-type="float">
            <text:p>119.8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0.533333333333" calcext:value-type="float">
            <text:p>120.533333333333</text:p>
          </table:table-cell>
          <table:table-cell office:value-type="float" office:value="120.466666666667" calcext:value-type="float">
            <text:p>120.466666666667</text:p>
          </table:table-cell>
          <table:table-cell office:value-type="float" office:value="120.6" calcext:value-type="float">
            <text:p>120.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20.8" calcext:value-type="float">
            <text:p>120.8</text:p>
          </table:table-cell>
          <table:table-cell office:value-type="float" office:value="120.666666666667" calcext:value-type="float">
            <text:p>120.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0.266666666667" calcext:value-type="float">
            <text:p>120.266666666667</text:p>
          </table:table-cell>
          <table:table-cell office:value-type="float" office:value="120.2" calcext:value-type="float">
            <text:p>120.2</text:p>
          </table:table-cell>
          <table:table-cell office:value-type="float" office:value="120.8" calcext:value-type="float">
            <text:p>120.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24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</table:table-row>
        <table:table-row table:style-name="ro1">
          <table:table-cell/>
          <table:table-cell table:number-columns-repeated="2" office:value-type="float" office:value="229.2" calcext:value-type="float">
            <text:p>229.2</text:p>
          </table:table-cell>
          <table:table-cell office:value-type="float" office:value="231.866666666667" calcext:value-type="float">
            <text:p>231.866666666667</text:p>
          </table:table-cell>
          <table:table-cell office:value-type="float" office:value="239" calcext:value-type="float">
            <text:p>239</text:p>
          </table:table-cell>
          <table:table-cell office:value-type="float" office:value="14.944" calcext:value-type="float">
            <text:p>14.944</text:p>
          </table:table-cell>
          <table:table-cell office:value-type="float" office:value="3.86574701707187" calcext:value-type="float">
            <text:p>3.86574701707187</text:p>
          </table:table-cell>
          <table:table-cell office:value-type="float" office:value="238.986666666667" calcext:value-type="float">
            <text:p>238.986666666667</text:p>
          </table:table-cell>
          <table:table-cell office:value-type="float" office:value="15.0344888888889" calcext:value-type="float">
            <text:p>15.0344888888889</text:p>
          </table:table-cell>
          <table:table-cell office:value-type="float" office:value="3.87743328619448" calcext:value-type="float">
            <text:p>3.87743328619448</text:p>
          </table:table-cell>
          <table:table-cell office:value-type="float" office:value="239.4" calcext:value-type="float">
            <text:p>239.4</text:p>
          </table:table-cell>
          <table:table-cell office:value-type="float" office:value="9.66844444444444" calcext:value-type="float">
            <text:p>9.66844444444444</text:p>
          </table:table-cell>
          <table:table-cell office:value-type="float" office:value="3.1094122345621" calcext:value-type="float">
            <text:p>3.1094122345621</text:p>
          </table:table-cell>
        </table:table-row>
        <table:table-row table:style-name="ro1">
          <table:table-cell/>
          <table:table-cell office:value-type="float" office:value="234.866666666667" calcext:value-type="float">
            <text:p>234.866666666667</text:p>
          </table:table-cell>
          <table:table-cell office:value-type="float" office:value="234.8" calcext:value-type="float">
            <text:p>234.8</text:p>
          </table:table-cell>
          <table:table-cell office:value-type="float" office:value="235.666666666667" calcext:value-type="float">
            <text:p>235.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8.066666666667" calcext:value-type="float">
            <text:p>238.066666666667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40.866666666667" calcext:value-type="float">
            <text:p>240.866666666667</text:p>
          </table:table-cell>
          <table:table-cell office:value-type="float" office:value="240.8" calcext:value-type="float">
            <text:p>240.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40.066666666667" calcext:value-type="float">
            <text:p>240.066666666667</text:p>
          </table:table-cell>
          <table:table-cell office:value-type="float" office:value="239.6" calcext:value-type="float">
            <text:p>239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.4" calcext:value-type="float">
            <text:p>241.4</text:p>
          </table:table-cell>
          <table:table-cell office:value-type="float" office:value="241.066666666667" calcext:value-type="float">
            <text:p>241.066666666667</text:p>
          </table:table-cell>
          <table:table-cell office:value-type="float" office:value="241.733333333333" calcext:value-type="float">
            <text:p>241.7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2.066666666667" calcext:value-type="float">
            <text:p>242.066666666667</text:p>
          </table:table-cell>
          <table:table-cell office:value-type="float" office:value="242.466666666667" calcext:value-type="float">
            <text:p>242.466666666667</text:p>
          </table:table-cell>
          <table:table-cell office:value-type="float" office:value="242.066666666667" calcext:value-type="float">
            <text:p>242.066666666667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41.8" calcext:value-type="float">
            <text:p>241.8</text:p>
          </table:table-cell>
          <table:table-cell office:value-type="float" office:value="242.266666666667" calcext:value-type="float">
            <text:p>242.2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0.266666666667" calcext:value-type="float">
            <text:p>240.266666666667</text:p>
          </table:table-cell>
          <table:table-cell office:value-type="float" office:value="240.133333333333" calcext:value-type="float">
            <text:p>240.133333333333</text:p>
          </table:table-cell>
          <table:table-cell office:value-type="float" office:value="239.933333333333" calcext:value-type="float">
            <text:p>239.9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.466666666667" calcext:value-type="float">
            <text:p>241.466666666667</text:p>
          </table:table-cell>
          <table:table-cell office:value-type="float" office:value="241.4" calcext:value-type="float">
            <text:p>241.4</text:p>
          </table:table-cell>
          <table:table-cell office:value-type="float" office:value="241.066666666667" calcext:value-type="float">
            <text:p>241.06666666666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36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</table:table-row>
        <table:table-row table:style-name="ro1">
          <table:table-cell/>
          <table:table-cell office:value-type="float" office:value="347.266666666667" calcext:value-type="float">
            <text:p>347.266666666667</text:p>
          </table:table-cell>
          <table:table-cell office:value-type="float" office:value="346.8" calcext:value-type="float">
            <text:p>346.8</text:p>
          </table:table-cell>
          <table:table-cell office:value-type="float" office:value="346.133333333333" calcext:value-type="float">
            <text:p>346.133333333333</text:p>
          </table:table-cell>
          <table:table-cell office:value-type="float" office:value="356.126666666667" calcext:value-type="float">
            <text:p>356.126666666667</text:p>
          </table:table-cell>
          <table:table-cell office:value-type="float" office:value="13.2937333333334" calcext:value-type="float">
            <text:p>13.2937333333334</text:p>
          </table:table-cell>
          <table:table-cell office:value-type="float" office:value="3.64605723122024" calcext:value-type="float">
            <text:p>3.64605723122024</text:p>
          </table:table-cell>
          <table:table-cell office:value-type="float" office:value="356.133333333333" calcext:value-type="float">
            <text:p>356.133333333333</text:p>
          </table:table-cell>
          <table:table-cell office:value-type="float" office:value="14.5733333333333" calcext:value-type="float">
            <text:p>14.5733333333333</text:p>
          </table:table-cell>
          <table:table-cell office:value-type="float" office:value="3.81750354725877" calcext:value-type="float">
            <text:p>3.81750354725877</text:p>
          </table:table-cell>
          <table:table-cell office:value-type="float" office:value="356.6" calcext:value-type="float">
            <text:p>356.6</text:p>
          </table:table-cell>
          <table:table-cell office:value-type="float" office:value="15.7084444444445" calcext:value-type="float">
            <text:p>15.7084444444445</text:p>
          </table:table-cell>
          <table:table-cell office:value-type="float" office:value="3.96338800074437" calcext:value-type="float">
            <text:p>3.96338800074437</text:p>
          </table:table-cell>
        </table:table-row>
        <table:table-row table:style-name="ro1">
          <table:table-cell/>
          <table:table-cell table:number-columns-repeated="2" office:value-type="float" office:value="352.333333333333" calcext:value-type="float">
            <text:p>352.333333333333</text:p>
          </table:table-cell>
          <table:table-cell office:value-type="float" office:value="355.466666666667" calcext:value-type="float">
            <text:p>355.4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7.266666666667" calcext:value-type="float">
            <text:p>357.266666666667</text:p>
          </table:table-cell>
          <table:table-cell office:value-type="float" office:value="357.466666666667" calcext:value-type="float">
            <text:p>357.466666666667</text:p>
          </table:table-cell>
          <table:table-cell office:value-type="float" office:value="357.6" calcext:value-type="float">
            <text:p>35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5.733333333333" calcext:value-type="float">
            <text:p>355.733333333333</text:p>
          </table:table-cell>
          <table:table-cell office:value-type="float" office:value="356" calcext:value-type="float">
            <text:p>356</text:p>
          </table:table-cell>
          <table:table-cell office:value-type="float" office:value="356.533333333333" calcext:value-type="float">
            <text:p>356.5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7.266666666667" calcext:value-type="float">
            <text:p>357.266666666667</text:p>
          </table:table-cell>
          <table:table-cell office:value-type="float" office:value="356.866666666667" calcext:value-type="float">
            <text:p>356.866666666667</text:p>
          </table:table-cell>
          <table:table-cell office:value-type="float" office:value="358.333333333333" calcext:value-type="float">
            <text:p>358.3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9.066666666667" calcext:value-type="float">
            <text:p>359.066666666667</text:p>
          </table:table-cell>
          <table:table-cell office:value-type="float" office:value="359" calcext:value-type="float">
            <text:p>359</text:p>
          </table:table-cell>
          <table:table-cell office:value-type="float" office:value="358.8" calcext:value-type="float">
            <text:p>358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9.733333333333" calcext:value-type="float">
            <text:p>359.733333333333</text:p>
          </table:table-cell>
          <table:table-cell office:value-type="float" office:value="360.066666666667" calcext:value-type="float">
            <text:p>360.066666666667</text:p>
          </table:table-cell>
          <table:table-cell office:value-type="float" office:value="356.8" calcext:value-type="float">
            <text:p>356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8.6" calcext:value-type="float">
            <text:p>358.6</text:p>
          </table:table-cell>
          <table:table-cell office:value-type="float" office:value="358.466666666667" calcext:value-type="float">
            <text:p>358.466666666667</text:p>
          </table:table-cell>
          <table:table-cell office:value-type="float" office:value="362.133333333333" calcext:value-type="float">
            <text:p>362.1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359.466666666667" calcext:value-type="float">
            <text:p>359.466666666667</text:p>
          </table:table-cell>
          <table:table-cell office:value-type="float" office:value="358.866666666667" calcext:value-type="float">
            <text:p>358.8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354.866666666667" calcext:value-type="float">
            <text:p>354.866666666667</text:p>
          </table:table-cell>
          <table:table-cell office:value-type="float" office:value="355.333333333333" calcext:value-type="float">
            <text:p>355.33333333333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48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</table:table-row>
        <table:table-row table:style-name="ro1">
          <table:table-cell/>
          <table:table-cell office:value-type="float" office:value="456.333333333333" calcext:value-type="float">
            <text:p>456.333333333333</text:p>
          </table:table-cell>
          <table:table-cell office:value-type="float" office:value="458.733333333333" calcext:value-type="float">
            <text:p>458.733333333333</text:p>
          </table:table-cell>
          <table:table-cell office:value-type="float" office:value="361.733333333333" calcext:value-type="float">
            <text:p>361.733333333333</text:p>
          </table:table-cell>
          <table:table-cell office:value-type="float" office:value="466.606666666667" calcext:value-type="float">
            <text:p>466.606666666667</text:p>
          </table:table-cell>
          <table:table-cell office:value-type="float" office:value="22.4235111111112" calcext:value-type="float">
            <text:p>22.4235111111112</text:p>
          </table:table-cell>
          <table:table-cell office:value-type="float" office:value="4.73534698951526" calcext:value-type="float">
            <text:p>4.73534698951526</text:p>
          </table:table-cell>
          <table:table-cell office:value-type="float" office:value="467.7" calcext:value-type="float">
            <text:p>467.7</text:p>
          </table:table-cell>
          <table:table-cell office:value-type="float" office:value="120.522888888889" calcext:value-type="float">
            <text:p>120.522888888889</text:p>
          </table:table-cell>
          <table:table-cell office:value-type="float" office:value="10.9782917108669" calcext:value-type="float">
            <text:p>10.9782917108669</text:p>
          </table:table-cell>
          <table:table-cell office:value-type="float" office:value="265.793333333333" calcext:value-type="float">
            <text:p>265.793333333333</text:p>
          </table:table-cell>
          <table:table-cell office:value-type="float" office:value="9225.14084444445" calcext:value-type="float">
            <text:p>9225.14084444445</text:p>
          </table:table-cell>
          <table:table-cell office:value-type="float" office:value="96.0475967655852" calcext:value-type="float">
            <text:p>96.0475967655852</text:p>
          </table:table-cell>
        </table:table-row>
        <table:table-row table:style-name="ro1">
          <table:table-cell/>
          <table:table-cell office:value-type="float" office:value="463.333333333333" calcext:value-type="float">
            <text:p>463.333333333333</text:p>
          </table:table-cell>
          <table:table-cell office:value-type="float" office:value="469.533333333333" calcext:value-type="float">
            <text:p>469.533333333333</text:p>
          </table:table-cell>
          <table:table-cell office:value-type="float" office:value="216.533333333333" calcext:value-type="float">
            <text:p>216.5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4.8" calcext:value-type="float">
            <text:p>464.8</text:p>
          </table:table-cell>
          <table:table-cell office:value-type="float" office:value="444.066666666667" calcext:value-type="float">
            <text:p>444.066666666667</text:p>
          </table:table-cell>
          <table:table-cell office:value-type="float" office:value="193.8" calcext:value-type="float">
            <text:p>193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3.266666666667" calcext:value-type="float">
            <text:p>463.266666666667</text:p>
          </table:table-cell>
          <table:table-cell office:value-type="float" office:value="481.533333333333" calcext:value-type="float">
            <text:p>481.533333333333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7.333333333333" calcext:value-type="float">
            <text:p>467.333333333333</text:p>
          </table:table-cell>
          <table:table-cell office:value-type="float" office:value="473.733333333333" calcext:value-type="float">
            <text:p>473.733333333333</text:p>
          </table:table-cell>
          <table:table-cell office:value-type="float" office:value="196.733333333333" calcext:value-type="float">
            <text:p>196.7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9.733333333333" calcext:value-type="float">
            <text:p>469.733333333333</text:p>
          </table:table-cell>
          <table:table-cell office:value-type="float" office:value="466.2" calcext:value-type="float">
            <text:p>466.2</text:p>
          </table:table-cell>
          <table:table-cell office:value-type="float" office:value="200.733333333333" calcext:value-type="float">
            <text:p>200.7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3.933333333333" calcext:value-type="float">
            <text:p>473.933333333333</text:p>
          </table:table-cell>
          <table:table-cell office:value-type="float" office:value="475.333333333333" calcext:value-type="float">
            <text:p>475.333333333333</text:p>
          </table:table-cell>
          <table:table-cell office:value-type="float" office:value="224.066666666667" calcext:value-type="float">
            <text:p>224.0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6.466666666667" calcext:value-type="float">
            <text:p>466.466666666667</text:p>
          </table:table-cell>
          <table:table-cell office:value-type="float" office:value="473.933333333333" calcext:value-type="float">
            <text:p>473.933333333333</text:p>
          </table:table-cell>
          <table:table-cell office:value-type="float" office:value="177.933333333333" calcext:value-type="float">
            <text:p>177.9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0.066666666667" calcext:value-type="float">
            <text:p>470.066666666667</text:p>
          </table:table-cell>
          <table:table-cell office:value-type="float" office:value="456.133333333333" calcext:value-type="float">
            <text:p>456.133333333333</text:p>
          </table:table-cell>
          <table:table-cell office:value-type="float" office:value="461.933333333333" calcext:value-type="float">
            <text:p>461.9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0.8" calcext:value-type="float">
            <text:p>470.8</text:p>
          </table:table-cell>
          <table:table-cell office:value-type="float" office:value="477.8" calcext:value-type="float">
            <text:p>477.8</text:p>
          </table:table-cell>
          <table:table-cell office:value-type="float" office:value="396.466666666667" calcext:value-type="float">
            <text:p>396.46666666666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600.1</text:p>
          </table:table-cell>
          <table:table-cell office:value-type="string" calcext:value-type="string">
            <text:p>Input_Frequency</text:p>
          </table:table-cell>
          <table:table-cell office:value-type="string" calcext:value-type="string">
            <text:p>Consuming_Frequency</text:p>
          </table:table-cell>
          <table:table-cell office:value-type="string" calcext:value-type="string">
            <text:p>DB_Insert_Frequency</text:p>
          </table:table-cell>
          <table:table-cell office:value-type="string" calcext:value-type="string">
            <text:p>Avg_Input_Frequency</text:p>
          </table:table-cell>
          <table:table-cell office:value-type="string" calcext:value-type="string">
            <text:p>Input_Frequency_Variance</text:p>
          </table:table-cell>
          <table:table-cell office:value-type="string" calcext:value-type="string">
            <text:p>Input_Frequency_Std_Dev</text:p>
          </table:table-cell>
          <table:table-cell office:value-type="string" calcext:value-type="string">
            <text:p>Avg_Consuming_Frequency</text:p>
          </table:table-cell>
          <table:table-cell office:value-type="string" calcext:value-type="string">
            <text:p>Consuming_Frequency_Variance</text:p>
          </table:table-cell>
          <table:table-cell office:value-type="string" calcext:value-type="string">
            <text:p>Consuming_Frequency_Std_Dev</text:p>
          </table:table-cell>
          <table:table-cell office:value-type="string" calcext:value-type="string">
            <text:p>Avg_DB_Insert_Frequency</text:p>
          </table:table-cell>
          <table:table-cell office:value-type="string" calcext:value-type="string">
            <text:p>DB_Insert_Frequency_Variance</text:p>
          </table:table-cell>
          <table:table-cell office:value-type="string" calcext:value-type="string">
            <text:p>DB_Insert_Frequency_Std_Dev</text:p>
          </table:table-cell>
        </table:table-row>
        <table:table-row table:style-name="ro1">
          <table:table-cell/>
          <table:table-cell office:value-type="float" office:value="489.866666666667" calcext:value-type="float">
            <text:p>489.866666666667</text:p>
          </table:table-cell>
          <table:table-cell office:value-type="float" office:value="491" calcext:value-type="float">
            <text:p>491</text:p>
          </table:table-cell>
          <table:table-cell office:value-type="float" office:value="292.2" calcext:value-type="float">
            <text:p>292.2</text:p>
          </table:table-cell>
          <table:table-cell office:value-type="float" office:value="547.386666666667" calcext:value-type="float">
            <text:p>547.386666666667</text:p>
          </table:table-cell>
          <table:table-cell office:value-type="float" office:value="800.558933333333" calcext:value-type="float">
            <text:p>800.558933333333</text:p>
          </table:table-cell>
          <table:table-cell office:value-type="float" office:value="28.2941501610021" calcext:value-type="float">
            <text:p>28.2941501610021</text:p>
          </table:table-cell>
          <table:table-cell office:value-type="float" office:value="508.913333333333" calcext:value-type="float">
            <text:p>508.913333333333</text:p>
          </table:table-cell>
          <table:table-cell office:value-type="float" office:value="13230.3502666667" calcext:value-type="float">
            <text:p>13230.3502666667</text:p>
          </table:table-cell>
          <table:table-cell office:value-type="float" office:value="115.023259676757" calcext:value-type="float">
            <text:p>115.023259676757</text:p>
          </table:table-cell>
          <table:table-cell office:value-type="float" office:value="289.866666666667" calcext:value-type="float">
            <text:p>289.866666666667</text:p>
          </table:table-cell>
          <table:table-cell office:value-type="float" office:value="4462.45866666667" calcext:value-type="float">
            <text:p>4462.45866666667</text:p>
          </table:table-cell>
          <table:table-cell office:value-type="float" office:value="66.8016367064959" calcext:value-type="float">
            <text:p>66.8016367064959</text:p>
          </table:table-cell>
        </table:table-row>
        <table:table-row table:style-name="ro1">
          <table:table-cell/>
          <table:table-cell office:value-type="float" office:value="500.666666666667" calcext:value-type="float">
            <text:p>500.666666666667</text:p>
          </table:table-cell>
          <table:table-cell office:value-type="float" office:value="501.8" calcext:value-type="float">
            <text:p>501.8</text:p>
          </table:table-cell>
          <table:table-cell office:value-type="float" office:value="378.266666666667" calcext:value-type="float">
            <text:p>378.2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2.533333333333" calcext:value-type="float">
            <text:p>532.533333333333</text:p>
          </table:table-cell>
          <table:table-cell office:value-type="float" office:value="530.8" calcext:value-type="float">
            <text:p>530.8</text:p>
          </table:table-cell>
          <table:table-cell office:value-type="float" office:value="358.266666666667" calcext:value-type="float">
            <text:p>358.2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6.4" calcext:value-type="float">
            <text:p>556.4</text:p>
          </table:table-cell>
          <table:table-cell office:value-type="float" office:value="557.2" calcext:value-type="float">
            <text:p>557.2</text:p>
          </table:table-cell>
          <table:table-cell office:value-type="float" office:value="337.733333333333" calcext:value-type="float">
            <text:p>337.7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7.4" calcext:value-type="float">
            <text:p>557.4</text:p>
          </table:table-cell>
          <table:table-cell office:value-type="float" office:value="555.6" calcext:value-type="float">
            <text:p>555.6</text:p>
          </table:table-cell>
          <table:table-cell office:value-type="float" office:value="324.066666666667" calcext:value-type="float">
            <text:p>324.0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.8" calcext:value-type="float">
            <text:p>560.8</text:p>
          </table:table-cell>
          <table:table-cell office:value-type="float" office:value="550.8" calcext:value-type="float">
            <text:p>550.8</text:p>
          </table:table-cell>
          <table:table-cell office:value-type="float" office:value="228.6" calcext:value-type="float">
            <text:p>228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.333333333333" calcext:value-type="float">
            <text:p>574.333333333333</text:p>
          </table:table-cell>
          <table:table-cell office:value-type="float" office:value="585.533333333333" calcext:value-type="float">
            <text:p>585.533333333333</text:p>
          </table:table-cell>
          <table:table-cell office:value-type="float" office:value="327.4" calcext:value-type="float">
            <text:p>327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.666666666667" calcext:value-type="float">
            <text:p>565.666666666667</text:p>
          </table:table-cell>
          <table:table-cell office:value-type="float" office:value="467.533333333333" calcext:value-type="float">
            <text:p>467.533333333333</text:p>
          </table:table-cell>
          <table:table-cell office:value-type="float" office:value="268.533333333333" calcext:value-type="float">
            <text:p>268.5333333333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.466666666667" calcext:value-type="float">
            <text:p>565.466666666667</text:p>
          </table:table-cell>
          <table:table-cell office:value-type="float" office:value="651.733333333333" calcext:value-type="float">
            <text:p>651.733333333333</text:p>
          </table:table-cell>
          <table:table-cell office:value-type="float" office:value="235.466666666667" calcext:value-type="float">
            <text:p>235.4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.733333333333" calcext:value-type="float">
            <text:p>570.733333333333</text:p>
          </table:table-cell>
          <table:table-cell office:value-type="float" office:value="197.133333333333" calcext:value-type="float">
            <text:p>197.133333333333</text:p>
          </table:table-cell>
          <table:table-cell office:value-type="float" office:value="148.133333333333" calcext:value-type="float">
            <text:p>148.1333333333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2:23:09.017383969</meta:creation-date>
    <dc:date>2021-09-16T19:59:29.207418100</dc:date>
    <meta:editing-duration>PT7H25M39S</meta:editing-duration>
    <meta:editing-cycles>2</meta:editing-cycles>
    <meta:generator>LibreOffice/6.4.7.2$Linux_X86_64 LibreOffice_project/40$Build-2</meta:generator>
    <meta:document-statistic meta:table-count="1" meta:cell-count="260" meta:object-count="0"/>
  </office:meta>
</office:document-meta>
</file>